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a0804" officeooo:paragraph-rsid="000a0804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a0804" officeooo:paragraph-rsid="000a0804" style:font-size-asian="20pt" style:font-weight-asian="bold" style:font-size-complex="20pt" style:font-weight-complex="bold"/>
    </style:style>
    <style:style style:name="P3" style:family="paragraph" style:parent-style-name="Standard">
      <style:paragraph-properties fo:line-height="150%"/>
      <style:text-properties fo:font-size="15pt" officeooo:rsid="000a0804" officeooo:paragraph-rsid="000a0804" style:font-size-asian="15pt" style:font-size-complex="15pt"/>
    </style:style>
    <style:style style:name="T1" style:family="text">
      <style:text-properties officeooo:rsid="0014a0c2"/>
    </style:style>
    <style:style style:name="T2" style:family="text">
      <style:text-properties officeooo:rsid="0014eb2a"/>
    </style:style>
    <style:style style:name="T3" style:family="text">
      <style:text-properties officeooo:rsid="001595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3</text:p>
      <text:p text:style-name="P1"/>
      <text:p text:style-name="P3">Q1) Does ANSI recognize the data type DATE?</text:p>
      <text:p text:style-name="P3">And-&gt; <text:s/><text:span text:style-name="T2">N</text:span><text:span text:style-name="T3">o</text:span><text:span text:style-name="T2">, Date internally store as a number</text:span><text:tab/></text:p>
      <text:p text:style-name="P3"/>
      <text:p text:style-name="P3">Q2) Which subdivision of SQL is used to insert values in tables?</text:p>
      <text:p text:style-name="P3">Ans-&gt; DML (Data Manipulation Language) subdivision is used ot insert valu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22:31:17.605569996</meta:creation-date>
    <dc:date>2023-09-12T15:32:59.217119845</dc:date>
    <meta:editing-duration>PT5H38M33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5" meta:word-count="41" meta:character-count="240" meta:non-whitespace-character-count="202"/>
  </office:meta>
</office:document-meta>
</file>